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7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 Temperatura" table:style-name="ta1">
        <table:shapes>
          <draw:frame draw:z-index="0" draw:style-name="gr1" draw:text-style-name="P1" svg:width="15.999cm" svg:height="8.999cm" svg:x="12.165cm" svg:y="2.853cm">
            <draw:object draw:notify-on-update-of-ranges="'Sensor Temperatura'.A4:'Sensor Temperatura'.A28 'Sensor Temperatura'.A2:'Sensor Temperatura'.A2 'Sensor Temperatura'.B4:'Sensor Temperatura'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t</text:p>
          </table:table-cell>
          <table:table-cell office:value-type="string" calcext:value-type="string">
            <text:p>º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.84" calcext:value-type="float">
            <text:p>2,84</text:p>
          </table:table-cell>
          <table:table-cell/>
          <table:table-cell table:formula="of:=-34.4456*LOG([.A3]) + 56.68735" office:value-type="float" office:value="41.0725277860758" calcext:value-type="float">
            <text:p>41,07</text:p>
          </table:table-cell>
          <table:table-cell table:number-columns-repeated="2"/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20" calcext:value-type="float">
            <text:p>20</text:p>
          </table:table-cell>
          <table:table-cell table:formula="of:=-34.4456*LN([.A4]) + 56.68735" office:value-type="float" office:value="21.0986905604689" calcext:value-type="float">
            <text:p>21,10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22" calcext:value-type="float">
            <text:p>22</text:p>
          </table:table-cell>
          <table:table-cell table:formula="of:=-34.4456*LN([.A5]) + 56.68735" office:value-type="float" office:value="22.7302990225866" calcext:value-type="float">
            <text:p>22,73</text:p>
          </table:table-cell>
          <table:table-cell table:number-columns-repeated="2"/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23" calcext:value-type="float">
            <text:p>23</text:p>
          </table:table-cell>
          <table:table-cell table:formula="of:=-34.4456*LN([.A6]) + 56.68735" office:value-type="float" office:value="23.379011227689" calcext:value-type="float">
            <text:p>23,38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24" calcext:value-type="float">
            <text:p>24</text:p>
          </table:table-cell>
          <table:table-cell table:formula="of:=-34.4456*LN([.A7]) + 56.68735" office:value-type="float" office:value="24.3082359769062" calcext:value-type="float">
            <text:p>24,3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5" calcext:value-type="float">
            <text:p>25</text:p>
          </table:table-cell>
          <table:table-cell table:formula="of:=-34.4456*LN([.A8]) + 56.68735" office:value-type="float" office:value="25.1251659661556" calcext:value-type="float">
            <text:p>25,13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26" calcext:value-type="float">
            <text:p>26</text:p>
          </table:table-cell>
          <table:table-cell table:formula="of:=-34.4456*LN([.A9]) + 56.68735" office:value-type="float" office:value="25.9619423373119" calcext:value-type="float">
            <text:p>25,96</text:p>
          </table:table-cell>
          <table:table-cell table:number-columns-repeated="2"/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27" calcext:value-type="float">
            <text:p>27</text:p>
          </table:table-cell>
          <table:table-cell table:formula="of:=-34.4456*LN([.A10]) + 56.68735" office:value-type="float" office:value="26.6751272340594" calcext:value-type="float">
            <text:p>26,68</text:p>
          </table:table-cell>
          <table:table-cell table:style-name="ce2"/>
          <table:table-cell/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28" calcext:value-type="float">
            <text:p>28</text:p>
          </table:table-cell>
          <table:table-cell table:formula="of:=-34.4456*LN([.A11]) + 56.68735" office:value-type="float" office:value="27.5509100023287" calcext:value-type="float">
            <text:p>27,55</text:p>
          </table:table-cell>
          <table:table-cell table:number-columns-repeated="2"/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30" calcext:value-type="float">
            <text:p>30</text:p>
          </table:table-cell>
          <table:table-cell table:formula="of:=-34.4456*LN([.A12]) + 56.68735" office:value-type="float" office:value="29.3722470070715" calcext:value-type="float">
            <text:p>29,37</text:p>
          </table:table-cell>
          <table:table-cell table:number-columns-repeated="2"/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31" calcext:value-type="float">
            <text:p>31</text:p>
          </table:table-cell>
          <table:table-cell table:formula="of:=-34.4456*LN([.A13]) + 56.68735" office:value-type="float" office:value="30.1605102387457" calcext:value-type="float">
            <text:p>30,16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32" calcext:value-type="float">
            <text:p>32</text:p>
          </table:table-cell>
          <table:table-cell table:formula="of:=-34.4456*LN([.A14]) + 56.68735" office:value-type="float" office:value="31.1308729983898" calcext:value-type="float">
            <text:p>31,13</text:p>
          </table:table-cell>
          <table:table-cell table:number-columns-repeated="2"/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33" calcext:value-type="float">
            <text:p>33</text:p>
          </table:table-cell>
          <table:table-cell table:formula="of:=-34.4456*LN([.A15]) + 56.68735" office:value-type="float" office:value="32.1293660985111" calcext:value-type="float">
            <text:p>32,13</text:p>
          </table:table-cell>
          <table:table-cell/>
          <table:table-cell table:style-name="ce3"/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34" calcext:value-type="float">
            <text:p>34</text:p>
          </table:table-cell>
          <table:table-cell table:formula="of:=-34.4456*LN([.A16]) + 56.68735" office:value-type="float" office:value="32.9841394879414" calcext:value-type="float">
            <text:p>32,98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35" calcext:value-type="float">
            <text:p>35</text:p>
          </table:table-cell>
          <table:table-cell table:formula="of:=-34.4456*LN([.A17]) + 56.68735" office:value-type="float" office:value="33.8606651546396" calcext:value-type="float">
            <text:p>33,86</text:p>
          </table:table-cell>
          <table:table-cell table:number-columns-repeated="2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40" calcext:value-type="float">
            <text:p>40</text:p>
          </table:table-cell>
          <table:table-cell table:formula="of:=-34.4456*LN([.A18]) + 56.68735" office:value-type="float" office:value="39.0228324934888" calcext:value-type="float">
            <text:p>39,02</text:p>
          </table:table-cell>
          <table:table-cell table:number-columns-repeated="2"/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45" calcext:value-type="float">
            <text:p>45</text:p>
          </table:table-cell>
          <table:table-cell table:formula="of:=-34.4456*LN([.A19]) + 56.68735" office:value-type="float" office:value="44.3670391623907" calcext:value-type="float">
            <text:p>44,37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50" calcext:value-type="float">
            <text:p>50</text:p>
          </table:table-cell>
          <table:table-cell table:formula="of:=-34.4456*LN([.A20]) + 56.68735" office:value-type="float" office:value="49.8378128600075" calcext:value-type="float">
            <text:p>49,84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55" calcext:value-type="float">
            <text:p>55</text:p>
          </table:table-cell>
          <table:table-cell table:formula="of:=-34.4456*LN([.A21]) + 56.68735" office:value-type="float" office:value="55.3363690030073" calcext:value-type="float">
            <text:p>55,34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0" calcext:value-type="float">
            <text:p>60</text:p>
          </table:table-cell>
          <table:table-cell table:formula="of:=-34.4456*LN([.A22]) + 56.68735" office:value-type="float" office:value="61.0906471816809" calcext:value-type="float">
            <text:p>61,09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65" calcext:value-type="float">
            <text:p>65</text:p>
          </table:table-cell>
          <table:table-cell table:formula="of:=-34.4456*LN([.A23]) + 56.68735" office:value-type="float" office:value="66.5967315948451" calcext:value-type="float">
            <text:p>66,60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70" calcext:value-type="float">
            <text:p>70</text:p>
          </table:table-cell>
          <table:table-cell table:formula="of:=-34.4456*LN([.A24]) + 56.68735" office:value-type="float" office:value="71.5259260145542" calcext:value-type="float">
            <text:p>71,53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80" calcext:value-type="float">
            <text:p>80</text:p>
          </table:table-cell>
          <table:table-cell table:formula="of:=-34.4456*LN([.A25]) + 56.68735" office:value-type="float" office:value="82.6945559290074" calcext:value-type="float">
            <text:p>82,69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90" calcext:value-type="float">
            <text:p>90</text:p>
          </table:table-cell>
          <table:table-cell table:formula="of:=-34.4456*LN([.A26]) + 56.68735" office:value-type="float" office:value="93.8475960717529" calcext:value-type="float">
            <text:p>93,85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100" calcext:value-type="float">
            <text:p>100</text:p>
          </table:table-cell>
          <table:table-cell table:formula="of:=-34.4456*LN([.A27]) + 56.68735" office:value-type="float" office:value="103.088110048399" calcext:value-type="float">
            <text:p>103,0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1" calcext:value-type="float">
            <text:p>121</text:p>
          </table:table-cell>
          <table:table-cell table:formula="of:=-34.4456*LN([.A28]) + 56.68735" office:value-type="float" office:value="112.12540455654" calcext:value-type="float">
            <text:p>112,13</text:p>
          </table:table-cell>
          <table:table-cell table:number-columns-repeated="2"/>
        </table:table-row>
      </table:table>
      <table:table table:name="shunt" table:style-name="ta1">
        <table:shapes>
          <draw:frame draw:z-index="0" draw:style-name="gr1" draw:text-style-name="P1" svg:width="15.999cm" svg:height="8.999cm" svg:x="3.129cm" svg:y="7.009cm">
            <draw:object draw:notify-on-update-of-ranges="shunt.L9:shunt.L9 shunt.L10:shunt.L13 shunt.M9:shunt.M9 shunt.M10:shunt.M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edida</text:p>
          </table:table-cell>
          <table:table-cell/>
          <table:table-cell office:value-type="string" calcext:value-type="string">
            <text:p>Medida teórica para 100a</text:p>
          </table:table-cell>
          <table:table-cell table:number-columns-repeated="9"/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2.41" calcext:value-type="float">
            <text:p>2,41</text:p>
          </table:table-cell>
          <table:table-cell/>
          <table:table-cell table:formula="of:=100*[.B3]/[.A3]" office:value-type="float" office:value="127.513227513228" calcext:value-type="float">
            <text:p>127,513227513228</text:p>
          </table:table-cell>
          <table:table-cell table:formula="of:=[.A3]/[.B3]" office:value-type="float" office:value="0.784232365145228" calcext:value-type="float">
            <text:p>0,784232365145228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2.05" calcext:value-type="float">
            <text:p>2,05</text:p>
          </table:table-cell>
          <table:table-cell table:style-name="ce2"/>
          <table:table-cell table:formula="of:=100*[.B4]/[.A4]" office:value-type="float" office:value="124.242424242424" calcext:value-type="float">
            <text:p>124,242424242424</text:p>
          </table:table-cell>
          <table:table-cell table:formula="of:=[.A4]/[.B4]" office:value-type="float" office:value="0.804878048780488" calcext:value-type="float">
            <text:p>0,80487804878048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/>
          <table:table-cell table:formula="of:=100*[.B5]/[.A5]" office:value-type="float" office:value="120.833333333333" calcext:value-type="float">
            <text:p>120,833333333333</text:p>
          </table:table-cell>
          <table:table-cell table:formula="of:=[.A5]/[.B5]" office:value-type="float" office:value="0.827586206896552" calcext:value-type="float">
            <text:p>0,827586206896552</text:p>
          </table:table-cell>
          <table:table-cell table:number-columns-repeated="3"/>
          <table:table-cell table:formula="of:=[.J5]*[.I4]/[.J4]" office:value-type="float" office:value="76.9230769230769" calcext:value-type="float">
            <text:p>76,92307692307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style-name="ce7" table:formula="of:=[.I9]*[.J8]/[.I8]" office:value-type="float" office:value="0.0833333333333333" calcext:value-type="float">
            <text:p>0,0833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11"/>
          <table:table-cell office:value-type="float" office:value="386" calcext:value-type="float">
            <text:p>386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table:number-columns-repeated="11"/>
          <table:table-cell office:value-type="float" office:value="412" calcext:value-type="float">
            <text:p>412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table:number-columns-repeated="8"/>
          <table:table-cell office:value-type="float" office:value="258" calcext:value-type="float">
            <text:p>258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table:number-columns-repeated="8"/>
          <table:table-cell table:style-name="ce1" table:formula="of:=[.J14]*[.I13]/[.J13]" office:value-type="float" office:value="810.857142857143" calcext:value-type="float">
            <text:p>810,86</text:p>
          </table:table-cell>
          <table:table-cell office:value-type="float" office:value="5.5" calcext:value-type="float">
            <text:p>5,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style-name="ce2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style-name="ce2"/>
          <table:table-cell table:number-columns-repeated="5"/>
        </table:table-row>
      </table:table>
      <table:named-expressions/>
      <table:database-ranges>
        <table:database-range table:name="__Anonymous_Sheet_DB__0" table:target-range-address="'Sensor Temperatura'.A4:'Sensor Temperatura'.B2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6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04:16.9813148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5:04:14.597476195</meta:creation-date>
    <dc:date>2023-06-20T18:49:53.725874388</dc:date>
    <meta:editing-duration>PT6H16M56S</meta:editing-duration>
    <meta:editing-cycles>4</meta:editing-cycles>
    <meta:generator>LibreOffice/7.0.4.2$Linux_X86_64 LibreOffice_project/00$Build-2</meta:generator>
    <meta:document-statistic meta:table-count="2" meta:cell-count="1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Sensor Temperatura'.A4:'Sensor Temperatura'.B28 'Sensor Temperatura'.A2:'Sensor Temperatura'.A2" chart:data-source-has-labels="row" svg:x="0.32cm" svg:y="0.18cm" svg:width="11.291cm" svg:height="8.64cm">
          <chart:coordinate-region svg:x="0.941cm" svg:y="0.379cm" svg:width="10.3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nsor Temperatura'.B4:'Sensor Temperatura'.B28" chart:label-cell-address="'Sensor Temperatura'.A2:'Sensor Temperatura'.A2" chart:class="chart:scatter">
            <chart:domain table:cell-range-address="'Sensor Temperatura'.A4:'Sensor Temperatura'.A28"/>
            <chart:regression-curve chart:style-name="ch8">
              <chart:equation chart:display-equation="true" chart:display-r-square="false" svg:x="5.206cm" svg:y="0.444cm"/>
            </chart:regression-curve>
            <chart:data-point chart:repeated="3"/>
            <chart:data-point chart:style-name="ch9"/>
            <chart:data-point chart:repeated="14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olt</text:p>
                <draw:g>
                  <svg:desc>'Sensor Temperatura'.A2:'Sensor Temperatura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1">
                <text:p>2.81</text:p>
                <draw:g>
                  <svg:desc>'Sensor Temperatura'.A4:'Sensor Temperatura'.A28</svg:desc>
                </draw:g>
              </table:table-cell>
              <table:table-cell office:value-type="float" office:value="20">
                <text:p>20</text:p>
                <draw:g>
                  <svg:desc>'Sensor Temperatura'.B4:'Sensor Temperatura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8">
                <text:p>2.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3">
                <text:p>2.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6">
                <text:p>2.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">
                <text:p>2.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9">
                <text:p>2.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3">
                <text:p>2.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1">
                <text:p>2.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">
                <text:p>2.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">
                <text:p>1.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4">
                <text:p>1.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7">
                <text:p>1.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3">
                <text:p>1.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">
                <text:p>1.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">
                <text:p>0.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">
                <text:p>0.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952cm" style:legend-expansion="high" chart:style-name="ch2"/>
        <chart:plot-area chart:style-name="ch3" table:cell-range-address="shunt.L9:shunt.M13" chart:data-source-has-labels="row" svg:x="0.365cm" svg:y="0.179cm" svg:width="13.777cm" svg:height="8.639cm">
          <chart:coordinate-region svg:x="1.092cm" svg:y="0.378cm" svg:width="12.77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unt.M10:shunt.M13" chart:label-cell-address="shunt.M9:shunt.M9" chart:class="chart:scatter">
            <chart:domain table:cell-range-address="shunt.L10:shunt.L13"/>
            <chart:regression-curve chart:style-name="ch8">
              <chart:equation chart:display-equation="true" chart:display-r-square="fals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A</text:p>
                <draw:g>
                  <svg:desc>shunt.M9:shunt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6">
                <text:p>386</text:p>
                <draw:g>
                  <svg:desc>shunt.L10:shunt.L13</svg:desc>
                </draw:g>
              </table:table-cell>
              <table:table-cell office:value-type="float" office:value="1.69">
                <text:p>1.69</text:p>
                <draw:g>
                  <svg:desc>shunt.M10:shunt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">
                <text:p>41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2">
                <text:p>82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